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4横">
        <draw:custom-shape draw:style-name="gr1" draw:text-style-name="P1" draw:layer="layout" svg:width="7.4cm" svg:height="10.6cm" svg:x="10.4cm" svg:y="1.2cm">
          <text:p text:style-name="P1">list_vt_make_pai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cm" svg:height="3.9cm" svg:x="1.074cm" svg:y="1.852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1.7cm" svg:x="2.274cm" svg:y="3.152cm">
          <text:p text:style-name="P1">x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1.059cm" svg:height="1.431cm" svg:x="1.815cm" svg:y="1.121cm">
          <draw:text-box>
            <text:p text:style-name="P2">x</text:p>
          </draw:text-box>
        </draw:frame>
        <draw:custom-shape draw:style-name="gr1" draw:text-style-name="P1" draw:layer="layout" svg:width="5.4cm" svg:height="3.9cm" svg:x="1.1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1.7cm" svg:x="2.3cm" svg:y="8.5cm">
          <text:p text:style-name="P1">x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1.059cm" svg:height="1.431cm" svg:x="1.841cm" svg:y="6.469cm">
          <draw:text-box>
            <text:p text:style-name="P2">x</text:p>
          </draw:text-box>
        </draw:frame>
        <draw:custom-shape draw:style-name="gr2" draw:text-style-name="P1" draw:layer="layout" svg:width="4.345cm" svg:height="3.6cm" svg:x="6.8cm" svg:y="4.7cm">
          <text:p text:style-name="P1">call</text:p>
          <draw:enhanced-geometry svg:viewBox="0 0 21600 21600" draw:text-areas="0 ?f0 ?f5 ?f2" draw:type="right-arrow" draw:modifiers="14120.0184077312 5620.438767009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5.9cm" svg:height="7.3cm" svg:x="20.9cm" svg:y="3.23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7.02cm" svg:height="1.431cm" svg:x="21.455cm" svg:y="2.5cm">
          <draw:text-box>
            <text:p text:style-name="P2">list_vt_cons(x, 2)</text:p>
          </draw:text-box>
        </draw:frame>
        <draw:custom-shape draw:style-name="gr1" draw:text-style-name="P1" draw:layer="layout" svg:width="11.6cm" svg:height="5.5cm" svg:x="24.8cm" svg:y="4.53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.893cm" svg:height="1.431cm" svg:x="25.355cm" svg:y="3.8cm">
          <draw:text-box>
            <text:p text:style-name="P2">list_vt_cons(x, 1)</text:p>
          </draw:text-box>
        </draw:frame>
        <draw:custom-shape draw:style-name="gr1" draw:text-style-name="P1" draw:layer="layout" svg:width="7.378cm" svg:height="3.502cm" svg:x="28.622cm" svg:y="5.92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.266cm" svg:height="1.431cm" svg:x="29.177cm" svg:y="5.198cm">
          <draw:text-box>
            <text:p text:style-name="P2">list_vt_nil(x, 0)</text:p>
          </draw:text-box>
        </draw:frame>
        <draw:custom-shape draw:style-name="gr2" draw:text-style-name="P1" draw:layer="layout" svg:width="3cm" svg:height="1.7cm" svg:x="21.4cm" svg:y="7.031cm">
          <text:p text:style-name="P1">x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345cm" svg:height="3.6cm" svg:x="16.255cm" svg:y="4.7cm">
          <text:p text:style-name="P1">return</text:p>
          <draw:enhanced-geometry svg:viewBox="0 0 21600 21600" draw:text-areas="0 ?f0 ?f5 ?f2" draw:type="right-arrow" draw:modifiers="14120.0184077312 5620.438767009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3cm" svg:height="1.7cm" svg:x="25.2cm" svg:y="7.031cm">
          <text:p text:style-name="P1">x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cm" svg:height="1.7cm" svg:x="30.9cm" svg:y="7.031cm">
          <text:p text:style-name="P1">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4横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2T09:46:37.297935865</meta:creation-date>
    <dc:title>図A4横</dc:title>
    <meta:editing-duration>PT21M22S</meta:editing-duration>
    <meta:editing-cycles>28</meta:editing-cycles>
    <meta:generator>LibreOffice/4.2.5.2$Linux_X86_64 LibreOffice_project/420m0$Build-2</meta:generator>
    <meta:initial-creator>Okabe Kiwamu</meta:initial-creator>
    <dc:date>2014-08-02T10:09:11.594417284</dc:date>
    <dc:creator>Okabe Kiwamu</dc:creator>
    <meta:document-statistic meta:object-count="18"/>
    <meta:template xlink:type="simple" xlink:actuate="onRequest" xlink:title="図A4横" xlink:href="../.config/libreoffice/4/user/template/A4横.otg" meta:date="2014-08-02T09:46:36.945652124"/>
  </office:meta>
</office:document-meta>
</file>